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3f019" style:font-name-asian="Liberation Serif" style:font-size-asian="14pt" style:font-weight-asian="normal" style:font-name-complex="Liberation Serif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bold" officeooo:rsid="00555f99" officeooo:paragraph-rsid="00555f99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bold" officeooo:rsid="0053f019" officeooo:paragraph-rsid="0056975b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55f99" officeooo:paragraph-rsid="00555f99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6975b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ans" fo:font-size="14pt" fo:font-style="normal" fo:font-weight="normal" officeooo:rsid="0058d64b" officeooo:paragraph-rsid="0058d64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3f019" officeooo:paragraph-rsid="0056975b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14818a" officeooo:paragraph-rsid="0056975b" style:font-name-asian="Liberation Serif" style:font-size-asian="14pt" style:font-name-complex="Liberation Serif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style="italic" fo:font-weight="normal" officeooo:rsid="0053f019" officeooo:paragraph-rsid="0053f019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paragraph-rsid="0056975b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rsid="0053f019" officeooo:paragraph-rsid="0056975b" style:font-name-asian="Liberation Serif" style:font-size-asian="14pt" style:font-name-complex="Liberation Serif" style:font-size-complex="14pt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3f019" officeooo:paragraph-rsid="0053f019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3f019" officeooo:paragraph-rsid="0056975b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3f019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3f019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240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bold" officeooo:rsid="00555f99" officeooo:paragraph-rsid="00555f99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ans" fo:font-size="14pt" fo:font-style="italic" fo:font-weight="normal" officeooo:rsid="0053f019" officeooo:paragraph-rsid="0056975b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Liberation Sans" officeooo:paragraph-rsid="0053f019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style:font-name="Liberation Sans" officeooo:paragraph-rsid="0056975b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4acdd7"/>
    </style:style>
    <style:style style:name="T6" style:family="text">
      <style:text-properties officeooo:rsid="0052df5b"/>
    </style:style>
    <style:style style:name="T7" style:family="text">
      <style:text-properties officeooo:rsid="0052659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6975b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6975b" style:font-style-asian="italic" style:font-style-complex="italic"/>
    </style:style>
    <style:style style:name="T12" style:family="text">
      <style:text-properties fo:font-style="italic" style:text-underline-style="none" officeooo:rsid="0056975b" style:font-style-asian="italic" style:font-style-complex="italic"/>
    </style:style>
    <style:style style:name="T13" style:family="text">
      <style:text-properties fo:font-size="14pt" fo:font-weight="bold" officeooo:rsid="0053f019" style:font-name-asian="Liberation Serif" style:font-size-asian="14pt" style:font-weight-asian="bold" style:font-name-complex="Liberation Serif" style:font-size-complex="14pt" style:font-weight-complex="bold"/>
    </style:style>
    <style:style style:name="T14" style:family="text">
      <style:text-properties fo:font-size="14pt" fo:font-weight="normal" officeooo:rsid="0053f019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size="14pt" fo:font-weight="normal" officeooo:rsid="0056975b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fo:font-size="14pt" fo:font-style="italic" fo:font-weight="normal" officeooo:rsid="0056975b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7" style:family="text">
      <style:text-properties officeooo:rsid="0056240f"/>
    </style:style>
    <style:style style:name="T18" style:family="text">
      <style:text-properties officeooo:rsid="0056975b"/>
    </style:style>
    <style:style style:name="T19" style:family="text">
      <style:text-properties style:font-name="Liberation Sans" fo:font-size="14pt" style:font-name-asian="Liberation Serif" style:font-size-asian="14pt" style:font-name-complex="Liberation Serif" style:font-size-complex="14pt"/>
    </style:style>
    <style:style style:name="T20" style:family="text">
      <style:text-properties style:font-name="Liberation Sans" fo:font-size="14pt" officeooo:rsid="0053f019" style:font-name-asian="Liberation Serif" style:font-size-asian="14pt" style:font-name-complex="Liberation Serif" style:font-size-complex="14pt"/>
    </style:style>
    <style:style style:name="T21" style:family="text">
      <style:text-properties style:font-name="Liberation Sans" fo:font-size="14pt" officeooo:rsid="0056975b" style:font-name-asian="Liberation Serif" style:font-size-asian="14pt" style:font-name-complex="Liberation Serif" style:font-size-complex="14pt"/>
    </style:style>
    <style:style style:name="T22" style:family="text">
      <style:text-properties officeooo:rsid="005877b4"/>
    </style:style>
    <style:style style:name="T23" style:family="text">
      <style:text-properties officeooo:rsid="00597a5b"/>
    </style:style>
    <style:style style:name="T24" style:family="text">
      <style:text-properties officeooo:rsid="0059b6c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Objectif</text:span><text:span text:style-name="T9">s</text:span><text:span text:style-name="T8"> </text:span>:</text:p>
      <text:list xml:id="list617694872" text:style-name="L1">
        <text:list-item>
          <text:p text:style-name="P14">Savoir multiplier deux nombres relatifs.</text:p>
        </text:list-item>
        <text:list-item>
          <text:p text:style-name="P13"><text:span text:style-name="T20">S</text:span><text:span text:style-name="T21">avoir diviser </text:span><text:span text:style-name="T20">deux nombres relatifs.</text:span></text:p>
        </text:list-item>
      </text:list>
      <text:h text:style-name="Heading_20_1" text:outline-level="1">Cours</text:h>
      <text:p text:style-name="P10"><text:span text:style-name="T18">M</text:span>u<text:span text:style-name="T18">ltiplication de </text:span>nombres relatifs</text:p>
      <text:p text:style-name="P2">On cherche à multiplier deux nombres relatifs <text:span text:style-name="T10">a</text:span> et <text:span text:style-name="T10">b</text:span> : <text:span text:style-name="T10">a</text:span> × <text:span text:style-name="T10">b</text:span></text:p>
      <text:list xml:id="list3546723326" text:style-name="L2">
        <text:list-item>
          <text:p text:style-name="P15">Signe du résultat</text:p>
          <text:list>
            <text:list-item>
              <text:p text:style-name="P24"><text:span text:style-name="T14">Si les deux nombres ont le même signe, c’est à dire s’ils sont tous les deux positifs ou tous les deux négatifs, alors le résultat est </text:span><text:span text:style-name="T13">positif</text:span><text:span text:style-name="T14">.</text:span></text:p>
            </text:list-item>
            <text:list-item>
              <text:p text:style-name="P24"><text:span text:style-name="T14">Si les deux nombres n’ont pas le même signe, c’est à dire s’il y en a un positif et l’autre négatif, alors le résultat est </text:span><text:span text:style-name="T13">négatif</text:span><text:span text:style-name="T14">.</text:span></text:p>
            </text:list-item>
          </text:list>
        </text:list-item>
        <text:list-item>
          <text:p text:style-name="P15">Distance à zéro du résultat</text:p>
          <text:p text:style-name="P17">On multiplie les distances à zéro de chaque facteur.</text:p>
        </text:list-item>
      </text:list>
      <text:p text:style-name="P12">Exemple</text:p>
      <text:list xml:id="list3552971721" text:style-name="L3">
        <text:list-item>
          <text:p text:style-name="P18">(-3) × 2 <text:span text:style-name="T17">= ?</text:span></text:p>
          <text:p text:style-name="P18">On multiplie un nombre négatif (-3) avec un nombre positif (2), le résultat sera donc négatif.</text:p>
          <text:p text:style-name="P18">Le produit des distances à zéro donne : 3 × 2 = 6</text:p>
          <text:p text:style-name="P18">On obtient donc : (-3) × 2 = (-6)</text:p>
        </text:list-item>
        <text:list-item>
          <text:p text:style-name="P19">(-3) × (-2) <text:span text:style-name="T17">= ?</text:span></text:p>
          <text:p text:style-name="P18">On multiplie deux nombres négatifs (-3) et (-2), le résultat sera donc positif.</text:p>
          <text:p text:style-name="P18">Le produit des distances à zéro donne : 3 × 2 = 6</text:p>
          <text:p text:style-name="P18">On obtient donc : (-3) × (-2) = 6</text:p>
        </text:list-item>
      </text:list>
      <text:p text:style-name="P3"/>
      <text:p text:style-name="P3">Multiplication par (-1)</text:p>
      <text:p text:style-name="P7">Lorsqu’on multiplie un nombre par (-1), on obtient son opposé.</text:p>
      <text:p text:style-name="P4"><text:soft-page-break/><text:span text:style-name="T18">Division de </text:span>nombres relatifs</text:p>
      <text:p text:style-name="P5"><text:span text:style-name="T18">On considère </text:span>deux nombres relatifs <text:span text:style-name="T10">a</text:span> <text:span text:style-name="T18">et</text:span> <text:span text:style-name="T10">b </text:span><text:span text:style-name="T18">(avec </text:span><text:span text:style-name="T10">b</text:span><text:span text:style-name="T18"> ≠ 0). Le quotient</text:span><draw:frame draw:style-name="fr1" draw:name="Object2" text:anchor-type="as-char" svg:y="-0.2752in" svg:width="0.2154in" svg:height="0.4543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8">est le nombre tel que multiplié par </text:span><text:span text:style-name="T12">b</text:span><text:span text:style-name="T18"> donne </text:span><text:span text:style-name="T11">a</text:span><text:span text:style-name="T18"> :</text:span></text:p>
      <text:p text:style-name="P6"><draw:frame draw:style-name="fr1" draw:name="Object3" text:anchor-type="as-char" svg:y="-0.2827in" svg:width="0.7437in" svg:height="0.4543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9">Ainsi,<draw:frame draw:style-name="fr1" draw:name="Object9" text:anchor-type="as-char" svg:y="-0.2839in" svg:width="0.9264in" svg:height="0.4575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23">car </text:span><text:span text:style-name="T23"><draw:frame draw:style-name="fr1" draw:name="Object10" text:anchor-type="as-char" svg:y="-0.1728in" svg:width="1.4437in" svg:height="0.2311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3">.</text:span></text:p>
      <text:p text:style-name="P8">Les règles pour diviser deux nombres relatifs sont similaires à celles pour la multiplication :</text:p>
      <text:list xml:id="list182211516044549" text:continue-list="list3546723326" text:style-name="L2">
        <text:list-item>
          <text:p text:style-name="P16">Signe du résultat</text:p>
          <text:list>
            <text:list-item>
              <text:p text:style-name="P25"><text:span text:style-name="T14">Si les deux nombres </text:span><text:span text:style-name="T16">a</text:span><text:span text:style-name="T15"> et </text:span><text:span text:style-name="T16">b</text:span><text:span text:style-name="T15"> </text:span><text:span text:style-name="T14">ont le même signe, c’est à dire s’ils sont tous les deux positifs ou tous les deux négatifs, alors le résultat est </text:span><text:span text:style-name="T13">positif</text:span><text:span text:style-name="T14">.</text:span></text:p>
            </text:list-item>
            <text:list-item>
              <text:p text:style-name="P25"><text:span text:style-name="T14">Si les deux nombres n’ont pas le même signe, c’est à dire s’il y en a un positif et l’autre négatif, alors le résultat est </text:span><text:span text:style-name="T13">négatif</text:span><text:span text:style-name="T14">.</text:span></text:p>
            </text:list-item>
          </text:list>
        </text:list-item>
        <text:list-item>
          <text:p text:style-name="P16">Distance à zéro du résultat</text:p>
          <text:p text:style-name="P20">On d<text:span text:style-name="T18">ivise</text:span> l<text:span text:style-name="T18">a</text:span> distance à zéro d<text:span text:style-name="T18">u numérateur par la </text:span>distance à zéro d<text:span text:style-name="T18">u dénominateur</text:span>.</text:p>
        </text:list-item>
      </text:list>
      <text:p text:style-name="P23">Exemple</text:p>
      <text:list xml:id="list182211356260804" text:continue-numbering="true" text:style-name="L2">
        <text:list-item>
          <text:p text:style-name="P20"><draw:frame draw:style-name="fr1" draw:name="Object4" text:anchor-type="as-char" svg:y="-0.2827in" svg:width="0.661in" svg:height="0.4543in" draw:z-index="2"><draw:object xlink:href="./Object 4" xlink:type="simple" xlink:show="embed" xlink:actuate="onLoad"/><draw:image xlink:href="./ObjectReplacements/Object 4" xlink:type="simple" xlink:show="embed" xlink:actuate="onLoad"/></draw:frame></text:p>
          <text:p text:style-name="P20">On <text:span text:style-name="T18">divise</text:span> un nombre négatif (-<text:span text:style-name="T18">6</text:span>) <text:span text:style-name="T18">par</text:span> un nombre positif (2), le résultat sera donc négatif.</text:p>
          <text:p text:style-name="P20">Le <text:span text:style-name="T18">quotient</text:span> des distances à zéro donne : <draw:frame draw:style-name="fr1" draw:name="Object5" text:anchor-type="as-char" svg:y="-0.2827in" svg:width="0.4917in" svg:height="0.4543in" draw:z-index="3"><draw:object xlink:href="./Object 5" xlink:type="simple" xlink:show="embed" xlink:actuate="onLoad"/><draw:image xlink:href="./ObjectReplacements/Object 5" xlink:type="simple" xlink:show="embed" xlink:actuate="onLoad"/></draw:frame></text:p>
          <text:p text:style-name="P20">On obtient donc : <draw:frame draw:style-name="fr1" draw:name="Object1" text:anchor-type="as-char" svg:y="-0.2827in" svg:width="0.8189in" svg:height="0.4543in" draw:z-index="4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5"/>
      <text:p text:style-name="P5"/>
      <text:list xml:id="list182210156315545" text:continue-numbering="true" text:style-name="L2">
        <text:list-item>
          <text:p text:style-name="P20"><text:soft-page-break/><draw:frame draw:style-name="fr1" draw:name="Object6" text:anchor-type="as-char" svg:y="-0.2827in" svg:width="0.661in" svg:height="0.4543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20">On <text:span text:style-name="T22">divise</text:span> deux nombres négatifs (-<text:span text:style-name="T22">6</text:span>) et (-2), le résultat sera donc positif.</text:p>
          <text:p text:style-name="P20">Le <text:span text:style-name="T22">quotient</text:span> des distances à zéro donne :<draw:frame draw:style-name="fr1" draw:name="Object7" text:anchor-type="as-char" svg:y="-0.2827in" svg:width="0.4917in" svg:height="0.4543in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20">On obtient donc :<draw:frame draw:style-name="fr1" draw:name="Object8" text:anchor-type="as-char" svg:y="-0.2827in" svg:width="0.6547in" svg:height="0.4543in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date-style style:name="N121">
      <number:month number:calendar="jewish" number:style="long" number:textual="true"/>
      <number:text> </number:text>
      <number:day number:calendar="jewish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1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2P0"/>
    </number:currency-style>
    <number:date-style style:name="N113"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</number:date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date-style style:name="N119">
      <number:day number:calendar="jewish"/>
      <number:text> </number:text>
      <number:month number:calendar="jewish" number:style="long" number:textual="true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4acdd7"/>
    </style:style>
    <style:style style:name="MT6" style:family="text">
      <style:text-properties officeooo:rsid="0052df5b"/>
    </style:style>
    <style:style style:name="MT7" style:family="text">
      <style:text-properties officeooo:rsid="0059b6c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Multiplication et division de </text:span><text:span text:style-name="MT6">nombres</text:span><text:span text:style-name="MT5"> r</text:span><text:span text:style-name="MT4">elatifs</text:span><text:tab/><text:span text:style-name="MT7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8:22:09.305590520</dc:date>
    <meta:editing-duration>PT19H37M54S</meta:editing-duration>
    <meta:editing-cycles>47</meta:editing-cycles>
    <meta:generator>LibreOffice/7.3.7.2$Linux_X86_64 LibreOffice_project/30$Build-2</meta:generator>
    <meta:document-statistic meta:table-count="0" meta:image-count="0" meta:object-count="10" meta:page-count="3" meta:paragraph-count="42" meta:word-count="414" meta:character-count="2055" meta:non-whitespace-character-count="1705"/>
  </office:meta>
</office:document-meta>
</file>

<file path=Object 1/content.xml><?xml version="1.0" encoding="utf-8"?>
<math xmlns="http://www.w3.org/1998/Math/MathML" display="block">
  <semantics>
    <mrow>
      <mfrac>
        <mrow>
          <mo stretchy="false">−</mo>
          <mn>6</mn>
        </mrow>
        <mn>2</mn>
      </mfrac>
      <mo stretchy="false">=</mo>
      <mrow>
        <mo stretchy="false">−</mo>
        <mn>3</mn>
      </mrow>
    </mrow>
    <annotation encoding="StarMath 5.0">{-6} over {2} = -3</annotation>
  </semantics>
</math>
</file>

<file path=Object 1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o stretchy="false">−</mo>
              <mn>9</mn>
            </mrow>
          </mrow>
          <mo fence="true" form="postfix" stretchy="false">)</mo>
        </mrow>
        <mo stretchy="false">×</mo>
        <mn>5</mn>
      </mrow>
      <mo stretchy="false">=</mo>
      <mrow>
        <mo fence="true" form="prefix" stretchy="false">(</mo>
        <mrow>
          <mrow>
            <mo stretchy="false">−</mo>
            <mn>45</mn>
          </mrow>
        </mrow>
        <mo fence="true" form="postfix" stretchy="false">)</mo>
      </mrow>
    </mrow>
    <annotation encoding="StarMath 5.0">(- 9) times 5 = (- 45)</annotation>
  </semantics>
</math>
</file>

<file path=Object 2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3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b</mi>
      </mrow>
      <mo stretchy="false">=</mo>
      <mi>a</mi>
    </mrow>
    <annotation encoding="StarMath 5.0">{a} over {b} times b = a </annotation>
  </semantics>
</math>
</file>

<file path=Object 4/content.xml><?xml version="1.0" encoding="utf-8"?>
<math xmlns="http://www.w3.org/1998/Math/MathML" display="block">
  <semantics>
    <mrow>
      <mfrac>
        <mrow>
          <mo stretchy="false">−</mo>
          <mn>6</mn>
        </mrow>
        <mn>2</mn>
      </mfrac>
      <mo stretchy="false">=</mo>
      <mi>?</mi>
    </mrow>
    <annotation encoding="StarMath 5.0">{-6} over {2} = ? </annotation>
  </semantics>
</math>
</file>

<file path=Object 5/content.xml><?xml version="1.0" encoding="utf-8"?>
<math xmlns="http://www.w3.org/1998/Math/MathML" display="block">
  <semantics>
    <mrow>
      <mfrac>
        <mn>6</mn>
        <mn>2</mn>
      </mfrac>
      <mo stretchy="false">=</mo>
      <mn>3</mn>
    </mrow>
    <annotation encoding="StarMath 5.0">{6} over {2} = 3 </annotation>
  </semantics>
</math>
</file>

<file path=Object 6/content.xml><?xml version="1.0" encoding="utf-8"?>
<math xmlns="http://www.w3.org/1998/Math/MathML" display="block">
  <semantics>
    <mrow>
      <mfrac>
        <mrow>
          <mo stretchy="false">−</mo>
          <mn>6</mn>
        </mrow>
        <mrow>
          <mo stretchy="false">−</mo>
          <mn>2</mn>
        </mrow>
      </mfrac>
      <mo stretchy="false">=</mo>
      <mi>?</mi>
    </mrow>
    <annotation encoding="StarMath 5.0">{-6} over {-2} = ?</annotation>
  </semantics>
</math>
</file>

<file path=Object 7/content.xml><?xml version="1.0" encoding="utf-8"?>
<math xmlns="http://www.w3.org/1998/Math/MathML" display="block">
  <semantics>
    <mrow>
      <mfrac>
        <mn>6</mn>
        <mn>2</mn>
      </mfrac>
      <mo stretchy="false">=</mo>
      <mn>3</mn>
    </mrow>
    <annotation encoding="StarMath 5.0">{6} over {2} = 3</annotation>
  </semantics>
</math>
</file>

<file path=Object 8/content.xml><?xml version="1.0" encoding="utf-8"?>
<math xmlns="http://www.w3.org/1998/Math/MathML" display="block">
  <semantics>
    <mrow>
      <mfrac>
        <mrow>
          <mo stretchy="false">−</mo>
          <mn>6</mn>
        </mrow>
        <mrow>
          <mo stretchy="false">−</mo>
          <mn>2</mn>
        </mrow>
      </mfrac>
      <mo stretchy="false">=</mo>
      <mn>3</mn>
    </mrow>
    <annotation encoding="StarMath 5.0">{-6} over {-2} = 3 </annotation>
  </semantics>
</math>
</file>

<file path=Object 9/content.xml><?xml version="1.0" encoding="utf-8"?>
<math xmlns="http://www.w3.org/1998/Math/MathML" display="block">
  <semantics>
    <mrow>
      <mfrac>
        <mrow>
          <mo stretchy="false">−</mo>
          <mn>45</mn>
        </mrow>
        <mn>5</mn>
      </mfrac>
      <mo stretchy="false">=</mo>
      <mrow>
        <mo stretchy="false">−</mo>
        <mn>9</mn>
      </mrow>
    </mrow>
    <annotation encoding="StarMath 5.0">{- 45} over {5} = - 9 </annotation>
  </semantics>
</math>
</file>